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ristopher Klocke</text:p>
      <text:p text:style-name="Standard">Assignment #5</text:p>
      <text:p text:style-name="Standard">Submitted: November 8th, 2018</text:p>
      <text:p text:style-name="Standard"/>
      <text:p text:style-name="Standard">2. A word document showing the commands for importing and using the module, along with the</text:p>
      <text:p text:style-name="Standard">output for 4-8 above (please paste the figure of the random graph in this document).</text:p>
      <text:p text:style-name="Standard"/>
      <text:p text:style-name="Standard"/>
      <text:p text:style-name="Standard">import matplotlib.pyplot as plt</text:p>
      <text:p text:style-name="Standard">import networkx as nx</text:p>
      <text:p text:style-name="Standard">import Klocke_hw5_part_one_new as search</text:p>
      <text:p text:style-name="Standard"/>
      <text:p text:style-name="Standard">[0, 1, 4, 3, 2, 9, 6, 7, 5, 8]</text:p>
      <text:p text:style-name="Standard">[0, 1, 3, 6, 7, 4, 9, 2, 8, 5]</text:p>
      <text:p text:style-name="Standard">This graph is connected.</text:p>
      <text:p text:style-name="Standard">[0, 1, 2, 3, 7, 12, 13, 33, 8, 30, 32, 14, 15, 18, 20, 22, 23, 25, 24, 27, 31, 28, 29, 26, 9, 19, 17, 21, 4, 6, 5, 10, 16, 11]</text:p>
      <text:p text:style-name="Standard">[0, 1, 2, 3, 4, 5, 6, 7, 8, 10, 11, 12, 13, 17, 19, 21, 31, 30, 9, 27, 28, 32, 16, 33, 24, 25, 23, 14, 15, 18, 20, 22, 29, 26]</text:p>
      <text:p text:style-name="Standard">This graph is conn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4:18:11.067478448</meta:creation-date>
    <dc:date>2018-11-08T14:27:11.614295683</dc:date>
    <meta:editing-duration>PT9M1S</meta:editing-duration>
    <meta:editing-cycles>1</meta:editing-cycles>
    <meta:document-statistic meta:table-count="0" meta:image-count="0" meta:object-count="0" meta:page-count="1" meta:paragraph-count="14" meta:word-count="147" meta:character-count="686" meta:non-whitespace-character-count="553"/>
    <meta:generator>LibreOffice/6.0.6.2$Linux_X86_64 LibreOffice_project/00m0$Build-2</meta:generator>
  </office:meta>
</office:document-meta>
</file>